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1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ce181e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ut of sample" table:style-name="ta1">
        <table:table-column table:style-name="co1" table:default-cell-style-name="ce3"/>
        <table:table-column table:style-name="co2" table:number-columns-repeated="3" table:default-cell-style-name="ce9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out of samp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ategy Learner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Manual</text:p>
          </table:table-cell>
          <table:table-cell table:number-columns-repeated="4"/>
        </table:table-row>
        <table:table-row table:style-name="ro1">
          <table:table-cell office:value-type="float" office:value="1.089395" calcext:value-type="float">
            <text:p>1.089395</text:p>
          </table:table-cell>
          <table:table-cell office:value-type="float" office:value="0.914457" calcext:value-type="float">
            <text:p>0.914457</text:p>
          </table:table-cell>
          <table:table-cell office:value-type="float" office:value="0.888424" calcext:value-type="float">
            <text:p>0.888424</text:p>
          </table:table-cell>
          <table:table-cell table:number-columns-repeated="4"/>
        </table:table-row>
        <table:table-row table:style-name="ro1">
          <table:table-cell office:value-type="float" office:value="1.003297" calcext:value-type="float">
            <text:p>1.003297</text:p>
          </table:table-cell>
          <table:table-cell table:number-columns-repeated="6"/>
        </table:table-row>
        <table:table-row table:style-name="ro1">
          <table:table-cell table:style-name="ce4" office:value-type="float" office:value="0.838153" calcext:value-type="float">
            <text:p>0.838153</text:p>
          </table:table-cell>
          <table:table-cell table:number-columns-repeated="6"/>
        </table:table-row>
        <table:table-row table:style-name="ro1">
          <table:table-cell office:value-type="float" office:value="1.001991" calcext:value-type="float">
            <text:p>1.001991</text:p>
          </table:table-cell>
          <table:table-cell table:number-columns-repeated="6"/>
        </table:table-row>
        <table:table-row table:style-name="ro1">
          <table:table-cell office:value-type="float" office:value="1.110539" calcext:value-type="float">
            <text:p>1.110539</text:p>
          </table:table-cell>
          <table:table-cell table:number-columns-repeated="6"/>
        </table:table-row>
        <table:table-row table:style-name="ro1">
          <table:table-cell table:style-name="ce4" office:value-type="float" office:value="1.135198" calcext:value-type="float">
            <text:p>1.135198</text:p>
          </table:table-cell>
          <table:table-cell table:number-columns-repeated="6"/>
        </table:table-row>
        <table:table-row table:style-name="ro1">
          <table:table-cell office:value-type="float" office:value="1.123664" calcext:value-type="float">
            <text:p>1.123664</text:p>
          </table:table-cell>
          <table:table-cell table:number-columns-repeated="6"/>
        </table:table-row>
        <table:table-row table:style-name="ro1">
          <table:table-cell office:value-type="float" office:value="1.025567" calcext:value-type="float">
            <text:p>1.025567</text:p>
          </table:table-cell>
          <table:table-cell table:number-columns-repeated="6"/>
        </table:table-row>
        <table:table-row table:style-name="ro1">
          <table:table-cell office:value-type="float" office:value="1.101899" calcext:value-type="float">
            <text:p>1.101899</text:p>
          </table:table-cell>
          <table:table-cell table:number-columns-repeated="6"/>
        </table:table-row>
        <table:table-row table:style-name="ro1">
          <table:table-cell office:value-type="float" office:value="1.00871" calcext:value-type="float">
            <text:p>1.0087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table:formula="of:=AVERAGE([.A3:.A12])" office:value-type="float" office:value="1.0438413" calcext:value-type="float">
            <text:p>1.0438413</text:p>
          </table:table-cell>
          <table:table-cell table:number-columns-repeated="6"/>
        </table:table-row>
        <table:table-row table:style-name="ro1">
          <table:table-cell table:style-name="ce9" table:formula="of:=[.A14]/[.C14]-1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3"/>
        </table:table-row>
      </table:table>
      <table:table table:name="In Sample" table:style-name="ta1">
        <table:table-column table:style-name="co1" table:default-cell-style-name="ce10"/>
        <table:table-column table:style-name="co2" table:number-columns-repeated="2" table:default-cell-style-name="ce9"/>
        <table:table-row table:style-name="ro1">
          <table:table-cell table:style-name="ce9" office:value-type="string" calcext:value-type="string">
            <text:p>In sam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tegy Learner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Manual</text:p>
          </table:table-cell>
        </table:table-row>
        <table:table-row table:style-name="ro1">
          <table:table-cell office:value-type="float" office:value="1.801255" calcext:value-type="float">
            <text:p>1.801255</text:p>
          </table:table-cell>
          <table:table-cell office:value-type="float" office:value="1.010277" calcext:value-type="float">
            <text:p>1.010277</text:p>
          </table:table-cell>
          <table:table-cell office:value-type="float" office:value="1.450063" calcext:value-type="float">
            <text:p>1.450063</text:p>
          </table:table-cell>
        </table:table-row>
        <table:table-row table:style-name="ro1">
          <table:table-cell office:value-type="float" office:value="1.837016" calcext:value-type="float">
            <text:p>1.837016</text:p>
          </table:table-cell>
          <table:table-cell table:number-columns-repeated="2"/>
        </table:table-row>
        <table:table-row table:style-name="ro1">
          <table:table-cell office:value-type="float" office:value="1.739086" calcext:value-type="float">
            <text:p>1.739086</text:p>
          </table:table-cell>
          <table:table-cell table:number-columns-repeated="2"/>
        </table:table-row>
        <table:table-row table:style-name="ro1">
          <table:table-cell office:value-type="float" office:value="1.556408" calcext:value-type="float">
            <text:p>1.556408</text:p>
          </table:table-cell>
          <table:table-cell table:number-columns-repeated="2"/>
        </table:table-row>
        <table:table-row table:style-name="ro1">
          <table:table-cell office:value-type="float" office:value="1.603555" calcext:value-type="float">
            <text:p>1.603555</text:p>
          </table:table-cell>
          <table:table-cell table:number-columns-repeated="2"/>
        </table:table-row>
        <table:table-row table:style-name="ro1">
          <table:table-cell office:value-type="float" office:value="1.765667" calcext:value-type="float">
            <text:p>1.765667</text:p>
          </table:table-cell>
          <table:table-cell table:number-columns-repeated="2"/>
        </table:table-row>
        <table:table-row table:style-name="ro1">
          <table:table-cell office:value-type="float" office:value="1.651359" calcext:value-type="float">
            <text:p>1.651359</text:p>
          </table:table-cell>
          <table:table-cell table:number-columns-repeated="2"/>
        </table:table-row>
        <table:table-row table:style-name="ro1">
          <table:table-cell office:value-type="float" office:value="1.569182" calcext:value-type="float">
            <text:p>1.569182</text:p>
          </table:table-cell>
          <table:table-cell table:number-columns-repeated="2"/>
        </table:table-row>
        <table:table-row table:style-name="ro1">
          <table:table-cell table:style-name="ce4" office:value-type="float" office:value="1.549384" calcext:value-type="float">
            <text:p>1.549384</text:p>
          </table:table-cell>
          <table:table-cell table:number-columns-repeated="2"/>
        </table:table-row>
        <table:table-row table:style-name="ro1">
          <table:table-cell table:style-name="ce4" office:value-type="float" office:value="1.893279" calcext:value-type="float">
            <text:p>1.893279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11" table:formula="of:=AVERAGE([.A3:.A12])" office:value-type="float" office:value="1.6966191" calcext:value-type="float">
            <text:p>1.6966191</text:p>
          </table:table-cell>
          <table:table-cell table:number-columns-repeated="2"/>
        </table:table-row>
      </table:table>
      <table:table table:name="Impact" table:style-name="ta1">
        <table:table-column table:style-name="co3" table:default-cell-style-name="ce1"/>
        <table:table-column table:style-name="co2" table:number-columns-repeated="4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Tri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65913" calcext:value-type="float">
            <text:p>2.165913</text:p>
          </table:table-cell>
          <table:table-cell office:value-type="float" office:value="1.492531" calcext:value-type="float">
            <text:p>1.492531</text:p>
          </table:table-cell>
          <table:table-cell office:value-type="float" office:value="1.74132" calcext:value-type="float">
            <text:p>1.74132</text:p>
          </table:table-cell>
          <table:table-cell office:value-type="float" office:value="1.972994" calcext:value-type="float">
            <text:p>1.972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23083" calcext:value-type="float">
            <text:p>1.623083</text:p>
          </table:table-cell>
          <table:table-cell office:value-type="float" office:value="2.05918" calcext:value-type="float">
            <text:p>2.05918</text:p>
          </table:table-cell>
          <table:table-cell table:style-name="ce4" office:value-type="float" office:value="1.274573" calcext:value-type="float">
            <text:p>1.274573</text:p>
          </table:table-cell>
          <table:table-cell office:value-type="float" office:value="2.268542" calcext:value-type="float">
            <text:p>2.268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79969" calcext:value-type="float">
            <text:p>2.179969</text:p>
          </table:table-cell>
          <table:table-cell office:value-type="float" office:value="1.423682" calcext:value-type="float">
            <text:p>1.423682</text:p>
          </table:table-cell>
          <table:table-cell office:value-type="float" office:value="2.140425" calcext:value-type="float">
            <text:p>2.140425</text:p>
          </table:table-cell>
          <table:table-cell office:value-type="float" office:value="2.01268" calcext:value-type="float">
            <text:p>2.01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23954" calcext:value-type="float">
            <text:p>1.523954</text:p>
          </table:table-cell>
          <table:table-cell table:style-name="ce4" office:value-type="float" office:value="2.196738" calcext:value-type="float">
            <text:p>2.196738</text:p>
          </table:table-cell>
          <table:table-cell office:value-type="float" office:value="2.002498" calcext:value-type="float">
            <text:p>2.002498</text:p>
          </table:table-cell>
          <table:table-cell office:value-type="float" office:value="1.883754" calcext:value-type="float">
            <text:p>1.8837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.240259" calcext:value-type="float">
            <text:p>2.240259</text:p>
          </table:table-cell>
          <table:table-cell office:value-type="float" office:value="1.765744" calcext:value-type="float">
            <text:p>1.765744</text:p>
          </table:table-cell>
          <table:table-cell office:value-type="float" office:value="1.619222" calcext:value-type="float">
            <text:p>1.619222</text:p>
          </table:table-cell>
          <table:table-cell table:style-name="ce4" office:value-type="float" office:value="1.630576" calcext:value-type="float">
            <text:p>1.630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81031" calcext:value-type="float">
            <text:p>2.181031</text:p>
          </table:table-cell>
          <table:table-cell office:value-type="float" office:value="1.838972" calcext:value-type="float">
            <text:p>1.838972</text:p>
          </table:table-cell>
          <table:table-cell office:value-type="float" office:value="1.55399" calcext:value-type="float">
            <text:p>1.55399</text:p>
          </table:table-cell>
          <table:table-cell office:value-type="float" office:value="1.88326" calcext:value-type="float">
            <text:p>1.88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967675" calcext:value-type="float">
            <text:p>1.967675</text:p>
          </table:table-cell>
          <table:table-cell office:value-type="float" office:value="2.085587" calcext:value-type="float">
            <text:p>2.085587</text:p>
          </table:table-cell>
          <table:table-cell office:value-type="float" office:value="1.919348" calcext:value-type="float">
            <text:p>1.919348</text:p>
          </table:table-cell>
          <table:table-cell office:value-type="float" office:value="2.02324" calcext:value-type="float">
            <text:p>2.0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1.515469" calcext:value-type="float">
            <text:p>1.515469</text:p>
          </table:table-cell>
          <table:table-cell table:style-name="ce4" office:value-type="float" office:value="1.276191" calcext:value-type="float">
            <text:p>1.276191</text:p>
          </table:table-cell>
          <table:table-cell office:value-type="float" office:value="1.83663" calcext:value-type="float">
            <text:p>1.83663</text:p>
          </table:table-cell>
          <table:table-cell office:value-type="float" office:value="2.141846" calcext:value-type="float">
            <text:p>2.141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071965" calcext:value-type="float">
            <text:p>2.071965</text:p>
          </table:table-cell>
          <table:table-cell office:value-type="float" office:value="1.742098" calcext:value-type="float">
            <text:p>1.742098</text:p>
          </table:table-cell>
          <table:table-cell office:value-type="float" office:value="1.892878" calcext:value-type="float">
            <text:p>1.892878</text:p>
          </table:table-cell>
          <table:table-cell office:value-type="float" office:value="1.935537" calcext:value-type="float">
            <text:p>1.935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64782" calcext:value-type="float">
            <text:p>1.664782</text:p>
          </table:table-cell>
          <table:table-cell office:value-type="float" office:value="1.746866" calcext:value-type="float">
            <text:p>1.746866</text:p>
          </table:table-cell>
          <table:table-cell table:style-name="ce4" office:value-type="float" office:value="2.510143" calcext:value-type="float">
            <text:p>2.510143</text:p>
          </table:table-cell>
          <table:table-cell table:style-name="ce4" office:value-type="float" office:value="2.337423" calcext:value-type="float">
            <text:p>2.337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Average:</text:p>
          </table:table-cell>
          <table:table-cell table:formula="of:=AVERAGE([.B2:.B11])" office:value-type="float" office:value="1.91341" calcext:value-type="float">
            <text:p>1.91341</text:p>
          </table:table-cell>
          <table:table-cell table:formula="of:=AVERAGE([.C2:.C11])" office:value-type="float" office:value="1.7627589" calcext:value-type="float">
            <text:p>1.7627589</text:p>
          </table:table-cell>
          <table:table-cell table:formula="of:=AVERAGE([.D2:.D11])" office:value-type="float" office:value="1.8491027" calcext:value-type="float">
            <text:p>1.8491027</text:p>
          </table:table-cell>
          <table:table-cell table:formula="of:=AVERAGE([.E2:.E11])" office:value-type="float" office:value="2.0089852" calcext:value-type="float">
            <text:p>2.0089852</text:p>
          </table:table-cell>
          <table:table-cell table:formula="of:=AVERAGE([.F2:.F1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td Dev:</text:p>
          </table:table-cell>
          <table:table-cell table:formula="of:=COM.MICROSOFT.STDEV.P([.B2:.B11])" office:value-type="float" office:value="0.282397906669295" calcext:value-type="float">
            <text:p>0.282397906669295</text:p>
          </table:table-cell>
          <table:table-cell table:formula="of:=COM.MICROSOFT.STDEV.P([.C2:.C11])" office:value-type="float" office:value="0.284896945888667" calcext:value-type="float">
            <text:p>0.284896945888667</text:p>
          </table:table-cell>
          <table:table-cell table:formula="of:=COM.MICROSOFT.STDEV.P([.D2:.D11])" office:value-type="float" office:value="0.321561417866961" calcext:value-type="float">
            <text:p>0.321561417866961</text:p>
          </table:table-cell>
          <table:table-cell table:formula="of:=COM.MICROSOFT.STDEV.P([.E2:.E11])" office:value-type="float" office:value="0.193515676500794" calcext:value-type="float">
            <text:p>0.193515676500794</text:p>
          </table:table-cell>
          <table:table-cell table:formula="of:=COM.MICROSOFT.STDEV.P([.F2:.F1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 style:data-style-name="N2" text:time-value="10:52:32.639579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9:41.733863279</meta:creation-date>
    <dc:date>2018-04-23T12:09:40.680462999</dc:date>
    <meta:editing-duration>PT1H49M58S</meta:editing-duration>
    <meta:editing-cycles>4</meta:editing-cycles>
    <meta:generator>LibreOffice/5.4.5.1$Linux_X86_64 LibreOffice_project/40m0$Build-1</meta:generator>
    <meta:document-statistic meta:table-count="3" meta:cell-count="113" meta:object-count="0"/>
  </office:meta>
</office:document-meta>
</file>